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Trebuchet MS" svg:font-family="'Trebuchet M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text-properties fo:font-size="16pt" fo:font-weight="bold" officeooo:rsid="00139a3e" officeooo:paragraph-rsid="00139a3e" style:font-size-asian="16pt" style:font-weight-asian="bold" style:font-size-complex="16pt" style:font-weight-complex="bold"/>
    </style:style>
    <style:style style:name="P2" style:family="paragraph" style:parent-style-name="Text_20_body">
      <style:text-properties style:font-name="Trebuchet MS"/>
    </style:style>
    <style:style style:name="P3" style:family="paragraph" style:parent-style-name="Text_20_body">
      <style:text-properties style:font-name="Trebuchet MS" fo:font-weight="bold"/>
    </style:style>
    <style:style style:name="P4" style:family="paragraph" style:parent-style-name="Text_20_body">
      <style:text-properties style:font-name="Trebuchet MS" officeooo:paragraph-rsid="0017e1ec"/>
    </style:style>
    <style:style style:name="P5" style:family="paragraph" style:parent-style-name="Text_20_body">
      <style:text-properties style:font-name="Trebuchet MS" officeooo:paragraph-rsid="001d06a7"/>
    </style:style>
    <style:style style:name="P6" style:family="paragraph" style:parent-style-name="Text_20_body">
      <style:text-properties fo:color="#008000" style:font-name="Courier New" fo:font-size="10pt"/>
    </style:style>
    <style:style style:name="P7" style:family="paragraph" style:parent-style-name="Text_20_body">
      <style:text-properties style:font-name="Courier New" fo:font-size="10pt"/>
    </style:style>
    <style:style style:name="P8" style:family="paragraph" style:parent-style-name="Text_20_body">
      <style:text-properties fo:color="#000080" style:font-name="Courier New" fo:font-size="10pt"/>
    </style:style>
    <style:style style:name="P9" style:family="paragraph" style:parent-style-name="Text_20_body">
      <style:text-properties fo:color="#000080" style:font-name="Courier New" fo:font-size="10pt" fo:font-weight="bold"/>
    </style:style>
    <style:style style:name="P10" style:family="paragraph" style:parent-style-name="Text_20_body">
      <style:text-properties style:font-name="Ubuntu" fo:font-style="normal" officeooo:rsid="00139a3e" officeooo:paragraph-rsid="00139a3e" style:font-style-asian="normal" style:font-style-complex="normal"/>
    </style:style>
    <style:style style:name="P11" style:family="paragraph" style:parent-style-name="Text_20_body">
      <style:text-properties officeooo:paragraph-rsid="00181ceb"/>
    </style:style>
    <style:style style:name="P12" style:family="paragraph" style:parent-style-name="Text_20_body">
      <style:text-properties fo:font-size="14pt" officeooo:rsid="001a7686" style:font-size-asian="14pt" style:font-size-complex="14pt"/>
    </style:style>
    <style:style style:name="T1" style:family="text">
      <style:text-properties officeooo:rsid="0014a0c1"/>
    </style:style>
    <style:style style:name="T2" style:family="text">
      <style:text-properties officeooo:rsid="001e1b63"/>
    </style:style>
    <style:style style:name="T3" style:family="text">
      <style:text-properties style:font-name="Trebuchet MS"/>
    </style:style>
    <style:style style:name="T4" style:family="text">
      <style:text-properties style:font-name="Trebuchet MS" fo:font-weight="bold"/>
    </style:style>
    <style:style style:name="T5" style:family="text">
      <style:text-properties style:font-name="Trebuchet MS" fo:font-size="10pt" officeooo:rsid="0024326e"/>
    </style:style>
    <style:style style:name="T6" style:family="text">
      <style:text-properties fo:color="#0000ff"/>
    </style:style>
    <style:style style:name="T7" style:family="text">
      <style:text-properties fo:color="#0000ff" style:font-name="Courier New" fo:font-size="10pt"/>
    </style:style>
    <style:style style:name="T8" style:family="text">
      <style:text-properties fo:color="#0000ff" style:font-name="Courier New" fo:font-size="10pt" fo:font-weight="bold"/>
    </style:style>
    <style:style style:name="T9" style:family="text">
      <style:text-properties style:font-name="Courier New"/>
    </style:style>
    <style:style style:name="T10" style:family="text">
      <style:text-properties style:font-name="Courier New" fo:font-size="10pt"/>
    </style:style>
    <style:style style:name="T11" style:family="text">
      <style:text-properties style:font-name="Courier New" fo:font-size="10pt" officeooo:rsid="0024326e"/>
    </style:style>
    <style:style style:name="T12" style:family="text">
      <style:text-properties fo:color="#a31515" style:font-name="Courier New" fo:font-size="10pt"/>
    </style:style>
    <style:style style:name="T13" style:family="text">
      <style:text-properties fo:color="#008000" style:font-name="Courier New" fo:font-size="10pt"/>
    </style:style>
    <style:style style:name="T14" style:family="text">
      <style:text-properties fo:color="#000080" style:font-name="Courier New" fo:font-size="10pt" fo:font-weight="bold"/>
    </style:style>
    <style:style style:name="T15" style:family="text">
      <style:text-properties fo:color="#800000" style:font-name="Courier New" fo:font-size="10pt"/>
    </style:style>
    <style:style style:name="T16" style:family="text">
      <style:text-properties fo:font-size="14pt" officeooo:rsid="001a7686" style:font-size-asian="14pt" style:font-size-complex="14pt"/>
    </style:style>
    <style:style style:name="T17" style:family="text">
      <style:text-properties fo:font-size="14pt" officeooo:rsid="001a9dc7" style:font-size-asian="14pt" style:font-size-complex="14pt"/>
    </style:style>
    <style:style style:name="T18" style:family="text">
      <style:text-properties fo:font-size="14pt" officeooo:rsid="00275ad0" style:font-size-asian="14pt" style:font-size-complex="14pt"/>
    </style:style>
    <style:style style:name="T19" style:family="text">
      <style:text-properties officeooo:rsid="001c756a"/>
    </style:style>
    <style:style style:name="T20" style:family="text">
      <style:text-properties officeooo:rsid="0021233e"/>
    </style:style>
    <style:style style:name="T21" style:family="text">
      <style:text-properties officeooo:rsid="00224f06"/>
    </style:style>
    <style:style style:name="T22" style:family="text">
      <style:text-properties officeooo:rsid="00259c16"/>
    </style:style>
    <style:style style:name="T23" style:family="text">
      <style:text-properties officeooo:rsid="0027e43e"/>
    </style:style>
    <style:style style:name="T24" style:family="text">
      <style:text-properties officeooo:rsid="002924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10">Apply inheritance and polymorphism to model and simulate Animals and Pets. </text:p>
      <text:p text:style-name="P10">Th<text:span text:style-name="T20">ese</text:span> mini <text:span text:style-name="T20">tasks</text:span> will help you with understanding how to apply inheritance,<text:span text:style-name="T23">polymorphism </text:span>to <text:s/><text:span text:style-name="T24">real world </text:span>application<text:span text:style-name="T23">s</text:span>.</text:p>
      <text:p text:style-name="Text_20_body"/>
      <text:p text:style-name="Text_20_body"><text:span text:style-name="T4">Task 1.</text:span> </text:p>
      <text:p text:style-name="P2">To gain a better understanding of polymorphic and virtual functions start with the following simple example. Notice we have not defined a virtual function yet.</text:p>
      <text:p text:style-name="P6">// Task1.h</text:p>
      <text:p text:style-name="Text_20_body"><text:span text:style-name="T7">#include</text:span> <text:span text:style-name="T12">&lt;iostream&gt;</text:span></text:p>
      <text:p text:style-name="Text_20_body"><text:span text:style-name="T7">using</text:span> <text:span text:style-name="T10">std::cout;</text:span></text:p>
      <text:p text:style-name="Text_20_body"><text:span text:style-name="T7">using</text:span> <text:span text:style-name="T10">std::endl;</text:span></text:p>
      <text:p text:style-name="Text_20_body"><text:span text:style-name="T7">class</text:span> <text:span text:style-name="T10">Base</text:span></text:p>
      <text:p text:style-name="P7">{</text:p>
      <text:p text:style-name="Text_20_body">      <text:span text:style-name="T7">public</text:span><text:span text:style-name="T10">:</text:span></text:p>
      <text:p text:style-name="Text_20_body">            <text:span text:style-name="T7">void</text:span> <text:span text:style-name="T10">testFunction ();</text:span></text:p>
      <text:p text:style-name="P7">};</text:p>
      <text:p text:style-name="Text_20_body"><text:span text:style-name="T7">class</text:span> <text:span text:style-name="T10">Derived : </text:span><text:span text:style-name="T7">public</text:span> <text:span text:style-name="T10">Base</text:span></text:p>
      <text:p text:style-name="P7">{</text:p>
      <text:p text:style-name="Text_20_body">      <text:span text:style-name="T7">public</text:span><text:span text:style-name="T10">:</text:span></text:p>
      <text:p text:style-name="Text_20_body">            <text:span text:style-name="T7">void</text:span> <text:span text:style-name="T10">testFunction ();</text:span></text:p>
      <text:p text:style-name="P7">};</text:p>
      <text:p text:style-name="P6">// Task1.cpp</text:p>
      <text:p text:style-name="Text_20_body"><text:span text:style-name="T7">#include</text:span> <text:span text:style-name="T12">"Task1.h"</text:span></text:p>
      <text:p text:style-name="Text_20_body"><text:span text:style-name="T7">void</text:span> <text:span text:style-name="T10">Base::testFunction ()</text:span></text:p>
      <text:p text:style-name="P7">{</text:p>
      <text:p text:style-name="Text_20_body">    <text:span text:style-name="T10">cout &lt;&lt; </text:span><text:span text:style-name="T12">"Base class"</text:span> <text:span text:style-name="T10">&lt;&lt; endl;</text:span></text:p>
      <text:p text:style-name="P7">}</text:p>
      <text:p text:style-name="Text_20_body"/>
      <text:p text:style-name="Text_20_body"/>
      <text:p text:style-name="Text_20_body"><text:soft-page-break/><text:span text:style-name="T7">void</text:span> <text:span text:style-name="T10">Derived::testFunction ()</text:span></text:p>
      <text:p text:style-name="P7">{</text:p>
      <text:p text:style-name="Text_20_body">    <text:span text:style-name="T10">cout &lt;&lt; </text:span><text:span text:style-name="T12">"Derived class"</text:span> <text:span text:style-name="T10">&lt;&lt; endl;</text:span></text:p>
      <text:p text:style-name="P7">}</text:p>
      <text:p text:style-name="P6">// main.cpp</text:p>
      <text:p text:style-name="Text_20_body"><text:span text:style-name="T7">#include</text:span> <text:span text:style-name="T12">"Task1.h"</text:span></text:p>
      <text:p text:style-name="Text_20_body"><text:span text:style-name="T7">int</text:span> <text:span text:style-name="T10">main(</text:span><text:span text:style-name="T7">void</text:span><text:span text:style-name="T10">)</text:span></text:p>
      <text:p text:style-name="P7">{</text:p>
      <text:p text:style-name="Text_20_body">    <text:span text:style-name="T10">Base* ptr = </text:span><text:span text:style-name="T7">new</text:span> <text:span text:style-name="T10">Base;</text:span></text:p>
      <text:p text:style-name="Text_20_body">    <text:span text:style-name="T10">ptr -&gt; testFunction ();         </text:span><text:span text:style-name="T13">// prints "Base class"</text:span></text:p>
      <text:p text:style-name="Text_20_body">    <text:span text:style-name="T7">delete</text:span> <text:span text:style-name="T10">ptr;</text:span></text:p>
      <text:p text:style-name="Text_20_body">    <text:span text:style-name="T10">ptr = </text:span><text:span text:style-name="T7">new</text:span> <text:span text:style-name="T10">Derived;</text:span></text:p>
      <text:p text:style-name="Text_20_body">    <text:span text:style-name="T10">ptr -&gt; testFunction ();         </text:span><text:span text:style-name="T13">// prints "Base class" because the base class function is not virtual</text:span></text:p>
      <text:p text:style-name="Text_20_body">    <text:span text:style-name="T7">delete</text:span> <text:span text:style-name="T10">ptr;</text:span></text:p>
      <text:p text:style-name="Text_20_body">    <text:span text:style-name="T7">return</text:span> <text:span text:style-name="T10">0;</text:span></text:p>
      <text:p text:style-name="P7">}</text:p>
      <text:p text:style-name="P2">Now modify the code with the following (all other code should remain the same).</text:p>
      <text:p text:style-name="Text_20_body"><text:span text:style-name="T7">class</text:span> <text:span text:style-name="T10">Base</text:span></text:p>
      <text:p text:style-name="P7">{</text:p>
      <text:p text:style-name="Text_20_body">      <text:span text:style-name="T7">public</text:span><text:span text:style-name="T10">:</text:span></text:p>
      <text:p text:style-name="Text_20_body">            <text:span text:style-name="T7">virtual void</text:span> <text:span text:style-name="T10">testFunction ();</text:span></text:p>
      <text:p text:style-name="P7">};</text:p>
      <text:p text:style-name="Text_20_body"><text:span text:style-name="T3">Compile and run your program with this modification. You’ll notice the second </text:span><text:span text:style-name="T9">testFunction()</text:span> <text:span text:style-name="T3">call generates the message “Derived class”. Welcome to polymorphism!</text:span></text:p>
      <text:p text:style-name="Text_20_body"/>
      <text:p text:style-name="Text_20_body"/>
      <text:p text:style-name="Text_20_body"/>
      <text:p text:style-name="Text_20_body"/>
      <text:p text:style-name="Text_20_body"><text:soft-page-break/></text:p>
      <text:p text:style-name="P2"/>
      <text:p text:style-name="P3"/>
      <text:p text:style-name="P3">Task 2.</text:p>
      <text:p text:style-name="P2">You will first build two classes, Mammal and Dog. Dog will inherit from Mammal. Below is the Mammal class code. Once you have the Mammal class built, build a second class Dog that will inherit publicly from Mammal. </text:p>
      <text:p text:style-name="P6">// Mammal.h</text:p>
      <text:p text:style-name="Text_20_body"><text:span text:style-name="T7">#pragma</text:span> <text:span text:style-name="T7">once</text:span></text:p>
      <text:p text:style-name="Text_20_body"><text:span text:style-name="T7">#include</text:span> <text:span text:style-name="T12">&lt;iostream&gt;</text:span></text:p>
      <text:p text:style-name="Text_20_body"><text:span text:style-name="T7">using</text:span> <text:span text:style-name="T10">std::cout;</text:span></text:p>
      <text:p text:style-name="Text_20_body"><text:span text:style-name="T7">using</text:span> <text:span text:style-name="T10">std::endl;</text:span></text:p>
      <text:p text:style-name="Text_20_body"><text:span text:style-name="T7">class</text:span> <text:span text:style-name="T10">Mammal</text:span></text:p>
      <text:p text:style-name="P7">{</text:p>
      <text:p text:style-name="Text_20_body">      <text:span text:style-name="T7">public</text:span><text:span text:style-name="T10">:</text:span></text:p>
      <text:p text:style-name="Text_20_body">            <text:span text:style-name="T10">Mammal(</text:span><text:span text:style-name="T7">void</text:span><text:span text:style-name="T10">);</text:span></text:p>
      <text:p text:style-name="Text_20_body">            <text:span text:style-name="T10">~Mammal(</text:span><text:span text:style-name="T7">void</text:span><text:span text:style-name="T10">);</text:span></text:p>
      <text:p text:style-name="Text_20_body">            <text:span text:style-name="T7">virtual</text:span> <text:span text:style-name="T7">void</text:span> <text:span text:style-name="T10">Move() </text:span><text:span text:style-name="T7">const</text:span><text:span text:style-name="T10">;</text:span></text:p>
      <text:p text:style-name="Text_20_body">            <text:span text:style-name="T7">virtual</text:span> <text:span text:style-name="T7">void</text:span> <text:span text:style-name="T10">Speak() </text:span><text:span text:style-name="T7">const</text:span><text:span text:style-name="T10">;</text:span></text:p>
      <text:p text:style-name="Text_20_body">      <text:span text:style-name="T7">protected</text:span><text:span text:style-name="T10">:</text:span></text:p>
      <text:p text:style-name="Text_20_body">            <text:span text:style-name="T7">int</text:span> <text:span text:style-name="T10">itsAge;</text:span></text:p>
      <text:p text:style-name="P7">};</text:p>
      <text:p text:style-name="P6">// Mammal.cpp</text:p>
      <text:p text:style-name="Text_20_body"><text:span text:style-name="T7">#include</text:span> <text:span text:style-name="T12">"Mammal.h"</text:span></text:p>
      <text:p text:style-name="Text_20_body"><text:span text:style-name="T10">Mammal::Mammal(</text:span><text:span text:style-name="T7">void</text:span><text:span text:style-name="T10">):itsAge(1)</text:span></text:p>
      <text:p text:style-name="P7">{</text:p>
      <text:p text:style-name="Text_20_body">      <text:span text:style-name="T10">cout &lt;&lt; </text:span><text:span text:style-name="T12">"Mammal constructor..."</text:span> <text:span text:style-name="T10">&lt;&lt; endl;</text:span></text:p>
      <text:p text:style-name="P7">}</text:p>
      <text:p text:style-name="Text_20_body"><text:span text:style-name="T10">Mammal::~Mammal(</text:span><text:span text:style-name="T7">void</text:span><text:span text:style-name="T10">)</text:span></text:p>
      <text:p text:style-name="P7">{</text:p>
      <text:p text:style-name="Text_20_body">      <text:span text:style-name="T10">cout &lt;&lt; </text:span><text:span text:style-name="T12">"Mammal destructor..."</text:span> <text:span text:style-name="T10">&lt;&lt; endl;</text:span></text:p>
      <text:p text:style-name="P7"><text:soft-page-break/>}</text:p>
      <text:p text:style-name="P7"/>
      <text:p text:style-name="Text_20_body"><text:span text:style-name="T7">void</text:span> <text:span text:style-name="T10">Mammal::Move() </text:span><text:span text:style-name="T7">const</text:span></text:p>
      <text:p text:style-name="P7">{</text:p>
      <text:p text:style-name="Text_20_body">      <text:span text:style-name="T10">cout &lt;&lt; </text:span><text:span text:style-name="T12">"Mammal moves a step!"</text:span> <text:span text:style-name="T10">&lt;&lt; endl;</text:span></text:p>
      <text:p text:style-name="P7">}</text:p>
      <text:p text:style-name="Text_20_body"><text:span text:style-name="T7">void</text:span> <text:span text:style-name="T10">Mammal::Speak() </text:span><text:span text:style-name="T7">const</text:span></text:p>
      <text:p text:style-name="P7">{</text:p>
      <text:p text:style-name="Text_20_body">      <text:span text:style-name="T10">cout &lt;&lt; </text:span><text:span text:style-name="T12">"What does a mammal speak? Mammilian!"</text:span> <text:span text:style-name="T10">&lt;&lt; endl;</text:span></text:p>
      <text:p text:style-name="P7">}</text:p>
      <text:p text:style-name="P2">Once you have completed class Mammal and Dog, build the following main program.</text:p>
      <text:p text:style-name="Text_20_body"><text:span text:style-name="T7">#include</text:span> <text:span text:style-name="T12">"Mammal.h"</text:span></text:p>
      <text:p text:style-name="Text_20_body"><text:span text:style-name="T7">#include</text:span> <text:span text:style-name="T12">"Dog.h"</text:span></text:p>
      <text:p text:style-name="Text_20_body"><text:span text:style-name="T7">int</text:span> <text:span text:style-name="T10">main ()</text:span></text:p>
      <text:p text:style-name="P7">{</text:p>
      <text:p text:style-name="Text_20_body">   <text:span text:style-name="T10">Mammal *pDog = </text:span><text:span text:style-name="T7">new</text:span> <text:span text:style-name="T10">Dog;</text:span></text:p>
      <text:p text:style-name="Text_20_body">   <text:span text:style-name="T10">pDog-&gt;Move();</text:span></text:p>
      <text:p text:style-name="Text_20_body">   <text:span text:style-name="T10">pDog-&gt;Speak();</text:span></text:p>
      <text:p text:style-name="Text_20_body">   <text:span text:style-name="T13">//Dog *pDog2 = new Dog;</text:span></text:p>
      <text:p text:style-name="Text_20_body">   <text:span text:style-name="T13">//pDog2-&gt;Move();</text:span></text:p>
      <text:p text:style-name="Text_20_body">   <text:span text:style-name="T13">//pDog2-&gt;Speak();</text:span></text:p>
      <text:p text:style-name="Text_20_body">   <text:span text:style-name="T7">return</text:span> <text:span text:style-name="T10">0;</text:span></text:p>
      <text:p text:style-name="P7">}</text:p>
      <text:p text:style-name="P2">What does it output, is that what you expected?  Remove the keyword virtual from the class mammal and try it again. Now what happens? Next, put in another pointer to pDog2 in the main program, but this time make it a pointer to a Dog, not a mammal and create a new dog. Now what happens? What you should realize is that by making the method Speak virtual, we can have a little different behavior through dynamic (runtime) binding. </text:p>
      <text:p text:style-name="Text_20_body"> </text:p>
      <text:p text:style-name="P3"/>
      <text:p text:style-name="P3"><text:soft-page-break/>Task 3.</text:p>
      <text:p text:style-name="P4">Develop additional classes for Cat, Horse, and <text:span text:style-name="T21">Buffalo</text:span> overriding the move and speak methods.</text:p>
      <text:p text:style-name="Text_20_body"> </text:p>
      <text:p text:style-name="P2">Next, test with the modified main:</text:p>
      <text:p text:style-name="Text_20_body"><text:span text:style-name="T8">int</text:span> <text:span text:style-name="T10">main </text:span><text:span text:style-name="T14">()</text:span></text:p>
      <text:p text:style-name="P9">{</text:p>
      <text:p text:style-name="Text_20_body">   <text:span text:style-name="T10">Mammal</text:span><text:span text:style-name="T14">*</text:span> <text:span text:style-name="T10">theArray</text:span><text:span text:style-name="T14">[</text:span><text:span text:style-name="T15">5</text:span><text:span text:style-name="T14">];</text:span></text:p>
      <text:p text:style-name="Text_20_body">   <text:span text:style-name="T10">Mammal</text:span><text:span text:style-name="T14">*</text:span> <text:span text:style-name="T10">ptr</text:span><text:span text:style-name="T14">;</text:span></text:p>
      <text:p text:style-name="Text_20_body">   <text:span text:style-name="T8">int</text:span> <text:span text:style-name="T10">choice</text:span><text:span text:style-name="T14">,</text:span> <text:span text:style-name="T10">i</text:span><text:span text:style-name="T14">;</text:span></text:p>
      <text:p text:style-name="Text_20_body">   <text:span text:style-name="T8">for</text:span> <text:span text:style-name="T14">(</text:span><text:span text:style-name="T10">i</text:span> <text:span text:style-name="T14">=</text:span> <text:span text:style-name="T15">0</text:span><text:span text:style-name="T14">;</text:span> <text:span text:style-name="T10">i</text:span><text:span text:style-name="T14">&lt;</text:span><text:span text:style-name="T15">5</text:span><text:span text:style-name="T14">;</text:span> <text:span text:style-name="T10">i</text:span><text:span text:style-name="T14">++)</text:span></text:p>
      <text:p text:style-name="Text_20_body">   <text:span text:style-name="T14">{</text:span></text:p>
      <text:p text:style-name="P11">      <text:span text:style-name="T10">cout </text:span><text:span text:style-name="T14">&lt;&lt;</text:span> <text:span text:style-name="T10">"(1)dog (2)cat (3)horse (4)</text:span><text:span text:style-name="T5">buffalo</text:span><text:span text:style-name="T10">: "</text:span><text:span text:style-name="T14">;</text:span></text:p>
      <text:p text:style-name="Text_20_body">      <text:span text:style-name="T10">cin </text:span><text:span text:style-name="T14">&gt;&gt;</text:span> <text:span text:style-name="T10">choice</text:span><text:span text:style-name="T14">;</text:span></text:p>
      <text:p text:style-name="Text_20_body">      <text:span text:style-name="T8">switch</text:span> <text:span text:style-name="T14">(</text:span><text:span text:style-name="T10">choice</text:span><text:span text:style-name="T14">)</text:span></text:p>
      <text:p text:style-name="Text_20_body">      <text:span text:style-name="T14">{</text:span></text:p>
      <text:p text:style-name="Text_20_body">         <text:span text:style-name="T8">case</text:span> <text:span text:style-name="T15">1</text:span><text:span text:style-name="T14">:</text:span> <text:span text:style-name="T10">ptr </text:span><text:span text:style-name="T14">=</text:span> <text:span text:style-name="T8">new</text:span> <text:span text:style-name="T10">Dog</text:span><text:span text:style-name="T14">;</text:span></text:p>
      <text:p text:style-name="Text_20_body">         <text:span text:style-name="T8">break</text:span><text:span text:style-name="T14">;</text:span></text:p>
      <text:p text:style-name="Text_20_body">         <text:span text:style-name="T8">case</text:span> <text:span text:style-name="T15">2</text:span><text:span text:style-name="T14">:</text:span> <text:span text:style-name="T10">ptr </text:span><text:span text:style-name="T14">=</text:span> <text:span text:style-name="T8">new</text:span> <text:span text:style-name="T10">Cat</text:span><text:span text:style-name="T14">;</text:span></text:p>
      <text:p text:style-name="Text_20_body">         <text:span text:style-name="T8">break</text:span><text:span text:style-name="T14">;</text:span></text:p>
      <text:p text:style-name="Text_20_body">         <text:span text:style-name="T8">case</text:span> <text:span text:style-name="T15">3</text:span><text:span text:style-name="T14">:</text:span> <text:span text:style-name="T10">ptr </text:span><text:span text:style-name="T14">=</text:span> <text:span text:style-name="T8">new</text:span> <text:span text:style-name="T10">Horse</text:span><text:span text:style-name="T14">;</text:span></text:p>
      <text:p text:style-name="Text_20_body">         <text:span text:style-name="T8">break</text:span><text:span text:style-name="T14">;</text:span></text:p>
      <text:p text:style-name="Text_20_body">         <text:span text:style-name="T8">case</text:span> <text:span text:style-name="T15">4</text:span><text:span text:style-name="T14">:</text:span> <text:span text:style-name="T10">ptr </text:span><text:span text:style-name="T14">=</text:span> <text:span text:style-name="T8">new</text:span> <text:span text:style-name="T11">Buffalo</text:span><text:span text:style-name="T14">;</text:span></text:p>
      <text:p text:style-name="Text_20_body">         <text:span text:style-name="T8">break</text:span><text:span text:style-name="T14">;</text:span></text:p>
      <text:p text:style-name="Text_20_body">         <text:span text:style-name="T8">default</text:span><text:span text:style-name="T14">:</text:span> <text:span text:style-name="T10">ptr </text:span><text:span text:style-name="T14">=</text:span> <text:span text:style-name="T8">new</text:span> <text:span text:style-name="T10">Mammal</text:span><text:span text:style-name="T14">;</text:span></text:p>
      <text:p text:style-name="Text_20_body">         <text:span text:style-name="T8">break</text:span><text:span text:style-name="T14">;</text:span></text:p>
      <text:p text:style-name="Text_20_body">      <text:span text:style-name="T14">}</text:span></text:p>
      <text:p text:style-name="Text_20_body">      <text:span text:style-name="T10">theArray</text:span><text:span text:style-name="T14">[</text:span><text:span text:style-name="T10">i</text:span><text:span text:style-name="T14">]</text:span> <text:span text:style-name="T14">=</text:span> <text:span text:style-name="T10">ptr</text:span><text:span text:style-name="T14">;</text:span></text:p>
      <text:p text:style-name="Text_20_body">   <text:span text:style-name="T14">}</text:span></text:p>
      <text:p text:style-name="Text_20_body"><text:soft-page-break/>   <text:span text:style-name="T8">for</text:span> <text:span text:style-name="T14">(</text:span><text:span text:style-name="T10">i</text:span><text:span text:style-name="T14">=</text:span><text:span text:style-name="T15">0</text:span><text:span text:style-name="T14">;</text:span><text:span text:style-name="T10">i</text:span><text:span text:style-name="T14">&lt;</text:span><text:span text:style-name="T15">5</text:span><text:span text:style-name="T14">;</text:span><text:span text:style-name="T10">i</text:span><text:span text:style-name="T14">++)</text:span></text:p>
      <text:p text:style-name="Text_20_body">      <text:span text:style-name="T10">theArray</text:span><text:span text:style-name="T14">[</text:span><text:span text:style-name="T10">i</text:span><text:span text:style-name="T14">]-&gt;</text:span><text:span text:style-name="T10">Speak</text:span><text:span text:style-name="T14">();</text:span></text:p>
      <text:p text:style-name="P8">// Always free dynamically allocated objects</text:p>
      <text:p text:style-name="Text_20_body"><text:span text:style-name="T6">    </text:span><text:span text:style-name="T8">for</text:span> <text:span text:style-name="T14">(</text:span><text:span text:style-name="T10">i</text:span><text:span text:style-name="T14">=</text:span><text:span text:style-name="T15">0</text:span><text:span text:style-name="T14">;</text:span><text:span text:style-name="T10">i</text:span><text:span text:style-name="T14">&lt;</text:span><text:span text:style-name="T15">5</text:span><text:span text:style-name="T14">;</text:span><text:span text:style-name="T10">i</text:span><text:span text:style-name="T14">++)</text:span> </text:p>
      <text:p text:style-name="Text_20_body">    <text:span text:style-name="T6">    </text:span><text:span text:style-name="T8">delete</text:span> <text:span text:style-name="T10">theArray</text:span><text:span text:style-name="T14">[</text:span><text:span text:style-name="T10">i</text:span><text:span text:style-name="T14">];</text:span></text:p>
      <text:p text:style-name="Text_20_body">   <text:span text:style-name="T8">return</text:span> <text:span text:style-name="T15">0</text:span><text:span text:style-name="T14">;</text:span></text:p>
      <text:p text:style-name="P7">}</text:p>
      <text:p text:style-name="P3">Some things to note:</text:p>
      <text:p text:style-name="P2">If the Dog object had a method, WagTail(), which is not in the Mammal, you could not use the pointer to Mammal to access that method (unless you cast it to be a pointer to Dog). Because WagTail() is not a virtual function, and because it is not in a Mammal object, you can't get there without either a Dog object or a Dog pointer to the Dog object!!!</text:p>
      <text:p text:style-name="Text_20_body"> </text:p>
      <text:p text:style-name="P2">The virtual function magic (polymorphic behavior) operates only on pointers and references. Passing an object by value will not enable the virtual functions to be invoked.</text:p>
      <text:p text:style-name="Text_20_body"> </text:p>
      <text:p text:style-name="P3"><text:span text:style-name="T22">Additional reference:</text:span>Some questions that you should start to understand:</text:p>
      <text:p text:style-name="Text_20_body"> </text:p>
      <text:p text:style-name="P5">Q. Are inherited members and functions passed along to subsequent generations? If Dog derives from Mammal, and Mammal derives from Animal, does Dog inherit Animal's functions and data?</text:p>
      <text:p text:style-name="Text_20_body"> </text:p>
      <text:p text:style-name="P2">A. Yes. As derivation continues, derived classes inherit the sum of all the functions and data in all their base classes.</text:p>
      <text:p text:style-name="Text_20_body"> </text:p>
      <text:p text:style-name="P2">Q. If, in the example above, Mammal overrides a function in Animal, which does Dog get, the original or the overridden function?</text:p>
      <text:p text:style-name="Text_20_body"> </text:p>
      <text:p text:style-name="P2">A. If Dog inherits from Mammal, it gets the function in the state Mammal has it: the overridden function.</text:p>
      <text:p text:style-name="Text_20_body"><text:soft-page-break/> </text:p>
      <text:p text:style-name="P2">Q. Can a derived class make a public base function private?</text:p>
      <text:p text:style-name="Text_20_body"> </text:p>
      <text:p text:style-name="P2">A. Yes, and it remains private for all subsequent derivation.</text:p>
      <text:p text:style-name="Text_20_body"> </text:p>
      <text:p text:style-name="P2">Q. Why not make all class functions virtual?</text:p>
      <text:p text:style-name="Text_20_body"> </text:p>
      <text:p text:style-name="P2">A. There is overhead with the first virtual function in the creation of a v-table. After that, the overhead is trivial. Many C++ programmers feel that if one function is virtual, all others should be. Other programmers disagree, feeling that there should always be a reason for what you do.</text:p>
      <text:p text:style-name="Text_20_body"> </text:p>
      <text:p text:style-name="P2">Q. If a function (SomeFunc()) is virtual in a base class and is also overloaded, so as to take either an integer or two integers, and the derived class overrides the form taking one integer, what is called when a pointer to a derived object calls the two-integer form?</text:p>
      <text:p text:style-name="Text_20_body"> </text:p>
      <text:p text:style-name="P2">A. The overriding of the one-int form hides the entire base class function, and thus you will get a compile error complaining that that function requires only one int</text:p>
      <text:p text:style-name="Text_20_body"> </text:p>
      <text:p text:style-name="P3">Here are some more questions <text:span text:style-name="T19">(OPTIONAL)</text:span>:</text:p>
      <text:p text:style-name="Text_20_body"> <text:span text:style-name="T16">Please explore more on these below questions and understand yourself. Answers for below questions are not required for this assignment. Questions are given just to get </text:span><text:span text:style-name="T18">dcomplete</text:span><text:span text:style-name="T16"> undersatnding of polymorphism and virtual function</text:span><text:span text:style-name="T17">s</text:span><text:span text:style-name="T16">.</text:span></text:p>
      <text:p text:style-name="P12"/>
      <text:p text:style-name="P2">1. What is a v-table?</text:p>
      <text:p text:style-name="P2">2. What is a virtual destructor?</text:p>
      <text:p text:style-name="P2">3. How do you show the declaration of a virtual constructor?</text:p>
      <text:p text:style-name="P2">4. How can you create a virtual copy constructor?</text:p>
      <text:p text:style-name="P2">5. How do you invoke a base member function from a derived class in which you've overridden that function?</text:p>
      <text:p text:style-name="P2"><text:soft-page-break/></text:p>
      <text:p text:style-name="P2">6. How do you invoke a base member function from a derived class in which you have not overridden that function?</text:p>
      <text:p text:style-name="P2">7. If a base class declares a function to be virtual, and a derived class does not use the term virtual when overriding that class, is it still virtual when inherited by a third-generation class?</text:p>
      <text:p text:style-name="P2">8. What is the protected keyword used fo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Trebuchet MS" svg:font-family="'Trebuchet M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6pt" fo:font-weight="bold" officeooo:rsid="00139a3e" officeooo:paragraph-rsid="00139a3e" style:font-size-asian="16pt" style:font-weight-asian="bold" style:font-size-complex="16pt" style:font-weight-complex="bold"/>
    </style:style>
    <style:style style:name="MT1" style:family="text">
      <style:text-properties officeooo:rsid="0014a0c1"/>
    </style:style>
    <style:style style:name="MT2" style:family="text">
      <style:text-properties officeooo:rsid="001e1b6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Understanding </text:span>Inheritance and polymorphism <text:span text:style-name="MT2">deeply</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17:23:33.280830829</meta:creation-date>
    <dc:date>2018-02-05T11:10:03.753750638</dc:date>
    <meta:editing-duration>PT31M24S</meta:editing-duration>
    <meta:editing-cycles>22</meta:editing-cycles>
    <meta:generator>LibreOffice/4.2.8.2$Linux_X86_64 LibreOffice_project/420m0$Build-2</meta:generator>
    <meta:document-statistic meta:table-count="0" meta:image-count="0" meta:object-count="0" meta:page-count="8" meta:paragraph-count="170" meta:word-count="1055" meta:character-count="6590" meta:non-whitespace-character-count="5275"/>
  </office:meta>
</office:document-meta>
</file>